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imbusRomNo9L-Medi" svg:font-family="NimbusRomNo9L-Medi"/>
    <style:font-face style:name="NimbusRomNo9L-MediItal" svg:font-family="NimbusRomNo9L-MediIt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9eb8" officeooo:paragraph-rsid="001b9eb8"/>
    </style:style>
    <style:style style:name="P2" style:family="paragraph" style:parent-style-name="Standard">
      <style:paragraph-properties fo:text-align="start" style:justify-single-word="false"/>
      <style:text-properties officeooo:rsid="001b9eb8" officeooo:paragraph-rsid="001b9eb8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9eb8" officeooo:paragraph-rsid="001b9eb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d769f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b9eb8" officeooo:paragraph-rsid="001b9eb8"/>
    </style:style>
    <style:style style:name="P7" style:family="paragraph" style:parent-style-name="Text_20_body">
      <style:text-properties style:text-line-through-style="none" style:text-line-through-type="none" style:text-underline-style="none" style:text-blinking="false"/>
    </style:style>
    <style:style style:name="P8" style:family="paragraph" style:parent-style-name="Text_20_body">
      <style:text-properties style:text-line-through-style="none" style:text-line-through-type="none" style:font-name="NimbusRomNo9L-Medi" fo:font-size="9pt" style:text-underline-style="none" style:text-blinking="false"/>
    </style:style>
    <style:style style:name="T1" style:family="text">
      <style:text-properties style:font-name="NimbusRomNo9L-MediItal" fo:font-size="9pt"/>
    </style:style>
    <style:style style:name="T2" style:family="text">
      <style:text-properties style:font-name="NimbusRomNo9L-Medi" fo:font-size="9pt"/>
    </style:style>
    <style:style style:name="T3" style:family="text">
      <style:text-properties officeooo:rsid="001d769f"/>
    </style:style>
    <style:style style:name="T4" style:family="text">
      <style:text-properties officeooo:rsid="0022a179"/>
    </style:style>
    <style:style style:name="T5" style:family="text">
      <style:text-properties officeooo:rsid="0022c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Studies in </text:span>Multi-<text:span text:style-name="T4">L</text:span>inear <text:span text:style-name="T4">Analysis</text:span></text:p>
      <text:p text:style-name="P1"/>
      <text:p text:style-name="P2">Graph and <text:span text:style-name="T5">T</text:span>ime-<text:span text:style-name="T5">S</text:span>eries <text:span text:style-name="T5">T</text:span>ensor <text:span text:style-name="T5">A</text:span>nalysis</text:p>
      <text:p text:style-name="P2"/>
      <text:p text:style-name="P4"><text:span text:style-name="T3"><text:tab/>Data is able to be manipulated in many different structures. Examples may be a single value, a vector of values, or a matrix of values. When analyzing data over time, it becomes useful to stack those previously mentioned structures in a way that allows you to analyze their values as a function of time. While some of the lower-dimensional structures have been explored, there are still discoveries to be made in the study of matrices changing as a function of time, usually by stacking them into a 3-dimensional cube called a “tensor.” One of such questions is how to effectively use common time-series analysis models, such as the ARMA (Auto-Regressive Moving Average) model, in higher dimensions. Another question relates to representing networking and interpersonal graphs as adjacency matrices, stacking those, and analyzing patterns that we might find.</text:span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imbusRomNo9L-Medi" svg:font-family="NimbusRomNo9L-Medi"/>
    <style:font-face style:name="NimbusRomNo9L-MediItal" svg:font-family="NimbusRomNo9L-MediIt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0:05:08.219900409</meta:creation-date>
    <dc:date>2020-04-15T18:18:55.851866601</dc:date>
    <meta:editing-duration>PT11M45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3" meta:word-count="146" meta:character-count="928" meta:non-whitespace-character-count="784"/>
  </office:meta>
</office:document-meta>
</file>